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292f33" style:font-name="Helvetica Neue" fo:font-size="10.5pt" fo:letter-spacing="normal" fo:font-style="normal" fo:font-weight="normal" officeooo:paragraph-rsid="00185dc1"/>
    </style:style>
    <style:style style:name="P2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292f33" style:font-name="Helvetica Neue" fo:font-size="10.5pt" fo:letter-spacing="normal" fo:font-style="normal" fo:font-weight="normal" officeooo:rsid="0017a83a" officeooo:paragraph-rsid="00185dc1" style:font-size-asian="10.5pt" style:font-size-complex="10.5pt"/>
    </style:style>
    <style:style style:name="P3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91cef" officeooo:paragraph-rsid="00191cef"/>
    </style:style>
    <style:style style:name="P4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6b6c1"/>
    </style:style>
    <style:style style:name="P6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85dc1"/>
    </style:style>
    <style:style style:name="P7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7a83a"/>
    </style:style>
    <style:style style:name="P8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91cef"/>
    </style:style>
    <style:style style:name="P9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6b6c1" officeooo:paragraph-rsid="0016b6c1"/>
    </style:style>
    <style:style style:name="P10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85dc1" officeooo:paragraph-rsid="00185dc1" style:font-size-asian="10.5pt" style:font-size-complex="10.5pt"/>
    </style:style>
    <style:style style:name="P11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6b6c1" style:font-size-asian="10.5pt" style:font-size-complex="10.5pt"/>
    </style:style>
    <style:style style:name="P12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17a83a" style:font-size-asian="10.5pt" style:font-size-complex="10.5pt"/>
    </style:style>
    <style:style style:name="P13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7a83a" officeooo:paragraph-rsid="00185dc1" style:font-size-asian="10.5pt" style:font-size-complex="10.5pt"/>
    </style:style>
    <style:style style:name="P14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rsid="0017a83a" officeooo:paragraph-rsid="0017a83a"/>
    </style:style>
    <style:style style:name="P15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style:text-underline-style="none" fo:font-weight="normal" officeooo:paragraph-rsid="0016b6c1" style:font-size-asian="10.5pt" style:font-size-complex="10.5pt"/>
    </style:style>
    <style:style style:name="P16" style:family="paragraph" style:parent-style-name="Standard">
      <style:paragraph-properties fo:margin-left="0cm" fo:margin-right="0cm" style:line-height-at-least="0.476cm" fo:widows="1" fo:text-indent="0cm" style:auto-text-indent="false"/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91cef" officeooo:paragraph-rsid="00191cef" style:font-size-asian="10.5pt" style:font-size-complex="10.5pt"/>
    </style:style>
    <style:style style:name="T1" style:family="text">
      <style:text-properties officeooo:rsid="0016b6c1"/>
    </style:style>
    <style:style style:name="T2" style:family="text">
      <style:text-properties fo:color="#5e0f2d" style:text-line-through-style="none" style:text-line-through-type="none" style:text-underline-style="none" style:text-blinking="false"/>
    </style:style>
    <style:style style:name="T3" style:family="text">
      <style:text-properties fo:color="#5e0f2d" style:text-line-through-style="none" style:text-line-through-type="none" style:text-underline-style="none" style:text-blinking="false" style:font-size-asian="10.5pt" style:font-size-complex="10.5pt"/>
    </style:style>
    <style:style style:name="T4" style:family="text">
      <style:text-properties fo:color="#5e0f2d" style:text-line-through-style="none" style:text-line-through-type="none" style:text-underline-style="none" officeooo:rsid="0017a83a" style:text-blinking="false" style:font-size-asian="10.5pt" style:font-size-complex="10.5pt"/>
    </style:style>
    <style:style style:name="T5" style:family="text">
      <style:text-properties fo:color="#5e0f2d" style:text-line-through-style="none" style:text-line-through-type="none" style:text-underline-style="none" officeooo:rsid="00185dc1" style:text-blinking="false" style:font-size-asian="10.5pt" style:font-size-complex="10.5pt"/>
    </style:style>
    <style:style style:name="T6" style:family="text">
      <style:text-properties fo:color="#5e0f2d" style:text-line-through-style="none" style:text-line-through-type="none" style:text-underline-style="none" officeooo:rsid="00191cef" style:text-blinking="false" style:font-size-asian="10.5pt" style:font-size-complex="10.5pt"/>
    </style:style>
    <style:style style:name="T7" style:family="text">
      <style:text-properties fo:color="#5e0f2d" style:text-line-through-style="none" style:text-line-through-type="none" style:text-underline-style="none" officeooo:rsid="0017a83a" style:text-blinking="false"/>
    </style:style>
    <style:style style:name="T8" style:family="text">
      <style:text-properties fo:color="#5e0f2d" style:text-line-through-style="none" style:text-line-through-type="none" style:text-underline-style="none" officeooo:rsid="00185dc1" style:text-blinking="false"/>
    </style:style>
    <style:style style:name="T9" style:family="text">
      <style:text-properties fo:color="#5e0f2d" style:text-line-through-style="none" style:text-line-through-type="none" style:text-underline-style="none" officeooo:rsid="00191cef" style:text-blinking="false"/>
    </style:style>
    <style:style style:name="T10" style:family="text">
      <style:text-properties fo:color="#5e0f2d" style:text-line-through-style="none" style:text-line-through-type="none" style:text-underline-style="solid" style:text-underline-width="auto" style:text-underline-color="font-color" style:text-blinking="false"/>
    </style:style>
    <style:style style:name="T11" style:family="text">
      <style:text-properties fo:color="#5e0f2d" style:text-line-through-style="none" style:text-line-through-type="none" style:text-underline-style="solid" style:text-underline-width="auto" style:text-underline-color="font-color" style:text-blinking="false" style:font-size-asian="10.5pt" style:font-size-complex="10.5pt"/>
    </style:style>
    <style:style style:name="T12" style:family="text">
      <style:text-properties fo:color="#5e0f2d" style:text-line-through-style="none" style:text-line-through-type="none" style:text-underline-style="solid" style:text-underline-width="auto" style:text-underline-color="font-color" officeooo:rsid="00185dc1" style:text-blinking="false"/>
    </style:style>
    <style:style style:name="T13" style:family="text">
      <style:text-properties fo:color="#5e0f2d" style:text-line-through-style="none" style:text-line-through-type="none" style:text-underline-style="solid" style:text-underline-width="auto" style:text-underline-color="font-color" officeooo:rsid="00191cef" style:text-blinking="false"/>
    </style:style>
    <style:style style:name="T14" style:family="text">
      <style:text-properties style:text-line-through-style="none" style:text-line-through-type="none" style:text-underline-style="none" style:text-blinking="false"/>
    </style:style>
    <style:style style:name="T15" style:family="text">
      <style:text-properties style:text-line-through-style="none" style:text-line-through-type="none" style:text-underline-style="none" style:text-blinking="false" style:font-size-asian="10.5pt" style:font-size-complex="10.5pt"/>
    </style:style>
    <style:style style:name="T16" style:family="text">
      <style:text-properties style:text-line-through-style="none" style:text-line-through-type="none" style:text-underline-style="none" officeooo:rsid="00185dc1" style:text-blinking="false" style:font-size-asian="10.5pt" style:font-size-complex="10.5pt"/>
    </style:style>
    <style:style style:name="T17" style:family="text">
      <style:text-properties style:text-line-through-style="none" style:text-line-through-type="none" style:text-underline-style="none" officeooo:rsid="0017a83a" style:text-blinking="false" style:font-size-asian="10.5pt" style:font-size-complex="10.5pt"/>
    </style:style>
    <style:style style:name="T18" style:family="text">
      <style:text-properties style:text-line-through-style="none" style:text-line-through-type="none" style:text-underline-style="none" officeooo:rsid="00191cef" style:text-blinking="false" style:font-size-asian="10.5pt" style:font-size-complex="10.5pt"/>
    </style:style>
    <style:style style:name="T19" style:family="text">
      <style:text-properties style:text-line-through-style="none" style:text-line-through-type="none" style:text-underline-style="none" officeooo:rsid="00191cef" style:text-blinking="false"/>
    </style:style>
    <style:style style:name="T20" style:family="text">
      <style:text-properties style:text-line-through-style="none" style:text-line-through-type="none" style:text-underline-style="none" officeooo:rsid="00185dc1" style:text-blinking="false"/>
    </style:style>
    <style:style style:name="T21" style:family="text">
      <style:text-properties style:text-line-through-style="none" style:text-line-through-type="none" style:text-underline-style="none" officeooo:rsid="0017a83a" style:text-blinking="false"/>
    </style:style>
    <style:style style:name="T22" style:family="text">
      <style:text-properties style:text-line-through-style="none" style:text-line-through-type="none" style:text-underline-style="solid" style:text-underline-width="auto" style:text-underline-color="font-color" style:text-blinking="false"/>
    </style:style>
    <style:style style:name="T23" style:family="text">
      <style:text-properties style:text-line-through-style="none" style:text-line-through-type="none" style:text-underline-style="solid" style:text-underline-width="auto" style:text-underline-color="font-color" officeooo:rsid="00191cef" style:text-blinking="false"/>
    </style:style>
    <style:style style:name="T24" style:family="text">
      <style:text-properties style:text-line-through-style="none" style:text-line-through-type="none" style:text-underline-style="solid" style:text-underline-width="auto" style:text-underline-color="font-color" officeooo:rsid="00185dc1" style:text-blinking="false"/>
    </style:style>
    <style:style style:name="T25" style:family="text">
      <style:text-properties style:text-line-through-style="none" style:text-line-through-type="none" style:text-underline-style="solid" style:text-underline-width="auto" style:text-underline-color="font-color" style:text-blinking="false" style:font-size-asian="10.5pt" style:font-size-complex="10.5pt"/>
    </style:style>
    <style:style style:name="T26" style:family="text">
      <style:text-properties style:text-line-through-style="none" style:text-line-through-type="none" style:text-blinking="false"/>
    </style:style>
    <style:style style:name="T27" style:family="text">
      <style:text-properties style:text-line-through-style="none" style:text-line-through-type="none" officeooo:rsid="00191cef" style:text-blinking="false"/>
    </style:style>
    <style:style style:name="T28" style:family="text">
      <style:text-properties style:text-line-through-style="none" style:text-line-through-type="none" officeooo:rsid="00185dc1" style:text-blinking="false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16b6c1"/>
    </style:style>
    <style:style style:name="T31" style:family="text">
      <style:text-properties officeooo:rsid="00185dc1"/>
    </style:style>
    <style:style style:name="T32" style:family="text">
      <style:text-properties fo:color="#000000" style:text-line-through-style="none" style:text-line-through-type="none" style:text-underline-style="none" style:text-blinking="false"/>
    </style:style>
    <style:style style:name="T33" style:family="text">
      <style:text-properties fo:color="#000000" style:text-line-through-style="none" style:text-line-through-type="none" style:text-underline-style="none" style:text-blinking="false" style:font-size-asian="10.5pt" style:font-size-complex="10.5pt"/>
    </style:style>
    <style:style style:name="T34" style:family="text">
      <style:text-properties fo:color="#000000" style:text-line-through-style="none" style:text-line-through-type="none" style:text-underline-style="solid" style:text-underline-width="auto" style:text-underline-color="font-color" style:text-blinking="false"/>
    </style:style>
    <style:style style:name="T35" style:family="text">
      <style:text-properties fo:color="#000000" style:text-line-through-style="none" style:text-line-through-type="none" style:text-underline-style="solid" style:text-underline-width="auto" style:text-underline-color="font-color" style:text-blinking="false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ema da Timeline 3</text:p>
      <text:p text:style-name="P3">(poema orgnizado com tweets da minha timeline)</text:p>
      <text:p text:style-name="P4"/>
      <text:p text:style-name="P4"><text:span text:style-name="T31">V</text:span>azamentos seletivos</text:p>
      <text:p text:style-name="P4"><text:span text:style-name="T31">E </text:span>o Moro está no fim.</text:p>
      <text:p text:style-name="P4">Marina quer o golpe</text:p>
      <text:p text:style-name="P9"><text:span text:style-name="T31">Enquanto </text:span>camponeses <text:span text:style-name="T31">são </text:span>mortos.</text:p>
      <text:p text:style-name="P9"><text:span text:style-name="T31">I</text:span>t's time to get real</text:p>
      <text:p text:style-name="P9"><text:span text:style-name="T31">Só uma a</text:span>liança com povo,</text:p>
      <text:p text:style-name="P9"><text:span text:style-name="T31">S</text:span>alir a la calle</text:p>
      <text:p text:style-name="P10">É só acompanhar minha timeline.</text:p>
      <text:p text:style-name="P5"><text:span text:style-name="T1">Batman vs. Superman nos </text:span><text:span text:style-name="T30">#</text:span><text:span text:style-name="T29">PanamaPapers</text:span></text:p>
      <text:p text:style-name="P5">A infecção se espalhou</text:p>
      <text:p text:style-name="P5"><text:span text:style-name="T31">E a c</text:span>orrupção <text:span text:style-name="T31">é</text:span> global.</text:p>
      <text:p text:style-name="P15"><text:span text:style-name="T27">A</text:span><text:span text:style-name="T28"> </text:span><text:span text:style-name="T26">Veja arquiva folha corrida de Jovair.</text:span></text:p>
      <text:p text:style-name="P5"><text:span text:style-name="T15">PF e Ministério Público</text:span></text:p>
      <text:p text:style-name="P5"><text:span text:style-name="T15">A colorful celebration.</text:span></text:p>
      <text:p text:style-name="P6"><text:span text:style-name="T15">A Rede Globo declarou guerra ao povo brasileiro,</text:span></text:p>
      <text:p text:style-name="P1"><text:a xlink:type="simple" xlink:href="https://twitter.com/hashtag/Globogolpista?src=hash" text:style-name="Internet_20_link" text:visited-style-name="Visited_20_Internet_20_Link"><text:span text:style-name="T33">#</text:span></text:a><text:a xlink:type="simple" xlink:href="https://twitter.com/hashtag/Globogolpista?src=hash" text:style-name="Internet_20_link" text:visited-style-name="Visited_20_Internet_20_Link"><text:span text:style-name="T35">Globogolpista</text:span></text:a></text:p>
      <text:p text:style-name="P5"><text:span text:style-name="T15">O fracasso da mídia</text:span></text:p>
      <text:p text:style-name="P7"><text:span text:style-name="T16">E</text:span><text:span text:style-name="T17"> do </text:span><text:span text:style-name="T15">Pato do Skaf.</text:span></text:p>
      <text:p text:style-name="P8"><text:span text:style-name="T16">N</text:span><text:span text:style-name="T15">o meio desse inferno,</text:span></text:p>
      <text:p text:style-name="P8"><text:span text:style-name="T18">Temos o </text:span><text:span text:style-name="T15">Samba de Beth Carvalho,</text:span></text:p>
      <text:p text:style-name="P11"><text:span text:style-name="T19">A </text:span><text:span text:style-name="T14">Inflação cai</text:span></text:p>
      <text:p text:style-name="P12"><text:span text:style-name="T19">E os </text:span><text:span text:style-name="T14">Tucanos Morrer</text:span><text:span text:style-name="T20">em</text:span></text:p>
      <text:p text:style-name="P7"><text:span text:style-name="T17">Enquanto </text:span><text:span text:style-name="T14">Jucá negocia cargos em nome de Teme</text:span><text:span text:style-name="T21">r.</text:span></text:p>
      <text:p text:style-name="P14"><text:span text:style-name="T14">Democracia?</text:span></text:p>
      <text:p text:style-name="P14"><text:span text:style-name="T14">hay que conocer las reglas</text:span></text:p>
      <text:p text:style-name="P14"><text:span text:style-name="T14">Como les dije</text:span></text:p>
      <text:p text:style-name="P2"><text:a xlink:type="simple" xlink:href="https://twitter.com/hashtag/NãoVaiTerGolpe?src=hash" text:style-name="Internet_20_link" text:visited-style-name="Visited_20_Internet_20_Link"><text:span text:style-name="T32">#</text:span></text:a><text:a xlink:type="simple" xlink:href="https://twitter.com/hashtag/NãoVaiTerGolpe?src=hash" text:style-name="Internet_20_link" text:visited-style-name="Visited_20_Internet_20_Link"><text:span text:style-name="T34">NãoVaiTerGolpe</text:span></text:a></text:p>
      <text:p text:style-name="P13"><text:span text:style-name="T22"/></text:p>
      <text:p text:style-name="P16"><text:span text:style-name="T26">Sérgio Araúj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9:38:30.105797170</meta:creation-date>
    <dc:date>2016-04-10T10:33:55.024287463</dc:date>
    <meta:editing-duration>PT9M44S</meta:editing-duration>
    <meta:editing-cycles>1</meta:editing-cycles>
    <meta:generator>LibreOffice/5.0.5.2$Linux_X86_64 LibreOffice_project/00m0$Build-2</meta:generator>
    <meta:document-statistic meta:table-count="0" meta:image-count="0" meta:object-count="0" meta:page-count="1" meta:paragraph-count="30" meta:word-count="129" meta:character-count="726" meta:non-whitespace-character-count="627"/>
  </office:meta>
</office:document-meta>
</file>